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HE GLUK, ONLY RESET SERVICE</text:p>
      <text:p text:style-name="P3"/>
      <text:p text:style-name="P4">17.09.2010 <text:span text:style-name="T1">Версия 0.1А Вторая ревизия сорцов, тестовая версия.</text:span></text:p>
      <text:p text:style-name="P5">- найден альтернативный компилятор, все сорцы переведены на него.</text:p>
      <text:p text:style-name="P4"><text:span text:style-name="T1">- интегрирована полная кодовая таблица шрифта (</text:span>DOS866<text:span text:style-name="T1">).</text:span></text:p>
      <text:p text:style-name="P5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5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4">- <text:span text:style-name="T1">устранена блокировка клавиатуры при наведении мыши на буквы выбора дисков и переключения режимов.</text:span></text:p>
      <text:p text:style-name="P4">- <text:span text:style-name="T1">исправлено включение/выключение часов. Теперь как и в случае с включение/выключением мыши не происходит полный перезапуск с перерисовкой экрана.</text:span></text:p>
      <text:p text:style-name="P5">- исправил смену режимов без перерисовки экрана.</text:p>
      <text:p text:style-name="P5">- при смене дисковода перерисовка происходит из-за возможно открытого файлового меню.</text:p>
      <text:p text:style-name="P5">- при открытом файловом меню для <text:span text:style-name="T2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4"><text:span text:style-name="T1">- сделал блокировку для не </text:span>TR-DOS <text:span text:style-name="T1">дискет. Если подсунуть такую дискету, то сразу выдается соотвествующая надпись.</text:span></text:p>
      <text:p text:style-name="P4"><text:span text:style-name="T1">- в меню </text:span>Kills <text:span text:style-name="T1">добавлен сброс </text:span>NeoGS.</text:p>
      <text:p text:style-name="P5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5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4">- <text:span text:style-name="T1">пока не сделано скролирование по файловому окну мышью.</text:span></text:p>
      <text:p text:style-name="P5">- возможно что-то еще забыл по мелочи, работа до версии 0.2 будут продолжена.</text:p>
      <text:p text:style-name="P4"/>
      <text:p text:style-name="P4">20.08.2010 <text:span text:style-name="T1">Версия 0.19 Устранение не моего глюка.</text:span></text:p>
      <text:p text:style-name="P4"><text:span text:style-name="T1">- из-за всплывшей ошибки в компиляторе сделал перемещение драйвера </text:span>NeoGS, <text:span text:style-name="T1">на который <text:s/>пришелся глюк компилятора</text:span> <text:span text:style-name="T1">ниже по адресам памяти. Занялся поиском альтернативного компилятора.</text:span></text:p>
      <text:p text:style-name="P4"/>
      <text:p text:style-name="P4">04.08.2010 <text:span text:style-name="T1">Версия 0.18 Добавления и изменения</text:span></text:p>
      <text:p text:style-name="P4"><text:span text:style-name="T1">- добавлена опция загрузки с ленты непосредственно из </text:span>HE GLUK.</text:p>
      <text:p text:style-name="P4"/>
      <text:p text:style-name="P4">21.05.2010 <text:span text:style-name="T1">Версия 0.17 Добавление и изменения</text:span></text:p>
      <text:p text:style-name="P4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перекомпиляции. Переписаны стартовые </text:span>RESET <text:span text:style-name="T1">сервисы. </text:span></text:p>
      <text:p text:style-name="P5">- стартовый экран немного оголился. Не выводятся содержимое регистров по сбросу и содержимое стека.</text:p>
      <text:p text:style-name="P4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4"/>
      <text:p text:style-name="P4">28.03.2010 <text:span text:style-name="T1">Версия 0.16 Добавление мелкой функции.</text:span></text:p>
      <text:p text:style-name="P5">- добавлена поддержка показа версий прошивок на Пентеве.</text:p>
      <text:p text:style-name="P4"/>
      <text:p text:style-name="P4">17.03.2010 <text:span text:style-name="T1">Версия 0.15 Исправление ошибок</text:span></text:p>
      <text:p text:style-name="P5">- исправлена ошибка невозможности выбора дисковода при отсутствии часов.</text:p>
      <text:p text:style-name="P4"/>
      <text:p text:style-name="P4">10.03.2010 <text:span text:style-name="T1">Версия 0.14 Исправление ошибок.</text:span></text:p>
      <text:p text:style-name="P4"><text:span text:style-name="T1">- исправлена ошибка не выставления режимов при переходе в Бейсики и </text:span>TR-DOS<text:span text:style-name="T1">.</text:span></text:p>
      <text:p text:style-name="P4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дефолтное содержимое #20,#02,#00,#80,#00,#00,#00,#AA.</text:span></text:p>
      <text:p text:style-name="P4"/>
      <text:p text:style-name="P4"><text:soft-page-break/>23.02.2010 <text:span text:style-name="T1">Версия 0.13 Добавил (вернул на место) драйвер </text:span>SMUC.</text:p>
      <text:p text:style-name="P4"/>
      <text:p text:style-name="P4">22.<text:span text:style-name="T1">02.2010 Версия 0.12 Исправлен еще один глюк.</text:span></text:p>
      <text:p text:style-name="P4"><text:span text:style-name="T1">- исправлено НЕ выставление режимов компа при загрузке/запуске из </text:span>HOBETA <text:span text:style-name="T1">файлов.</text:span></text:p>
      <text:p text:style-name="P5">- исправлена возможность загрузки файлов размером максимум 40960 байт. В предыдущих версиях размер был максимум 40959 байт.</text:p>
      <text:p text:style-name="P5"/>
      <text:p text:style-name="P5">22.02.2010 Версия 0.11 Исправлен первый глюк.</text:p>
      <text:p text:style-name="P5">- неправильно отдавался тип <text:span text:style-name="T2">FAT </text:span>устройства микрозагрузчику <text:span text:style-name="T2">HOBETA </text:span>файлов.</text:p>
      <text:p text:style-name="P4"/>
      <text:p text:style-name="P4">21.02.2010 <text:span text:style-name="T1">Версия 0.1 Проверка и тестирование. </text:span></text:p>
      <text:p text:style-name="P6"><text:span text:style-name="T4">- за основу взяты исходники </text:span><text:span text:style-name="T3">GLUK 6.62. </text:span><text:span text:style-name="T4">Все исходники переведены в текстовый формат для компиляции </text:span><text:span text:style-name="T1">SjASMPlus</text:span><text:span text:style-name="T3">. </text:span><text:span text:style-name="T4">При сборке используется упаковщик </text:span><text:span text:style-name="T3">MHMT.</text:span></text:p>
      <text:p text:style-name="P7"><text:span text:style-name="T5">- все исходники разбиты на несколько файлов по смыслу, хотя распределение не окончательное и местами не точное. Многое осталось от исходного </text:span><text:span text:style-name="T3">GLUK</text:span><text:span text:style-name="T5">а. Так сказать «забадяжил» на старых дрожжах.</text:span></text:p>
      <text:p text:style-name="P7"><text:span text:style-name="T5">- при переделке не пострадали и не изменялись все функции вызываемые по «Кнопка+</text:span><text:span text:style-name="T3">RESET</text:span><text:span text:style-name="T5">».</text:span></text:p>
      <text:p text:style-name="P7"><text:span text:style-name="T5">- без изменений остались </text:span><text:span text:style-name="T3">CD Boot </text:span><text:span text:style-name="T5">и </text:span><text:span text:style-name="T3">HDD Boot.</text:span></text:p>
      <text:p text:style-name="P7"><text:span text:style-name="T5">- полностью удален </text:span><text:span text:style-name="T3">PC.</text:span></text:p>
      <text:p text:style-name="P7"><text:span text:style-name="T5">- убрано определение байта </text:span><text:span text:style-name="T3">#47 </text:span><text:span text:style-name="T5">в ячейке </text:span><text:span text:style-name="T3">#12 CMOS.</text:span></text:p>
      <text:p text:style-name="P7"><text:span text:style-name="T3">- </text:span><text:span text:style-name="T5">удалены из исходников все опции связанные с компиляцией для АТМ.</text:span></text:p>
      <text:p text:style-name="P5">- убрана прозрачность окон.</text:p>
      <text:p text:style-name="P5">- убран вывод на экран уменьшенных копий сохраненных экранов, что создавало мусор на экране.</text:p>
      <text:p text:style-name="P7"><text:span text:style-name="T5">- удалены все пункты не имеющие никакой ценности. К ним относятся следующие пункты: </text:span><text:span text:style-name="T3">P.C., P.C.512, Cache, R.C., STS, XAS, Save SCR, TR KEEPER. </text:span><text:span text:style-name="T5">Удален также вновь добавленный пункт </text:span><text:span text:style-name="T3">FATALL. </text:span></text:p>
      <text:p text:style-name="P7"><text:span text:style-name="T5">- в меню «</text:span><text:span text:style-name="T3">Kills</text:span><text:span text:style-name="T5">»</text:span><text:span text:style-name="T3"> </text:span><text:span text:style-name="T5">следующие изменения: удален пункт </text:span><text:span text:style-name="T3">Low MEM. </text:span><text:span text:style-name="T5">Пункт </text:span><text:span text:style-name="T3">Pages </text:span><text:span text:style-name="T5">переименован в </text:span><text:span text:style-name="T3">Pages 128 </text:span><text:span text:style-name="T5">по функциональности. Форматилки </text:span><text:span text:style-name="T3">RAM </text:span><text:span text:style-name="T5">диска также переименованы по смыслу и добавлена </text:span><text:span text:style-name="T5">форматилка на 640 килобайт (стандартный размер </text:span><text:span text:style-name="T3">TR-DOS </text:span><text:span text:style-name="T5">дискеты</text:span><text:span text:style-name="T3">)</text:span><text:span text:style-name="T5">.</text:span></text:p>
      <text:p text:style-name="P2"><text:span text:style-name="T5">- </text:span><text:span text:style-name="T4">там же в меню «</text:span><text:span text:style-name="T5">Kills</text:span><text:span text:style-name="T4">» оставлен копировщик дискет с форматированием диска-приемника.</text:span></text:p>
      <text:p text:style-name="P5">- временно убрана раскраска главного окна.</text:p>
      <text:p text:style-name="P7"><text:span text:style-name="T5">- у часов теперь не 2 состояния, а 3. Часы не найдены, на экране надпись </text:span><text:span text:style-name="T3">«NO CMOS». </text:span><text:span text:style-name="T5">Часы </text:span><text:span text:style-name="T5">найдены, но выключены. Надпись на экране </text:span><text:span text:style-name="T3">«OFF CMOS». </text:span><text:span text:style-name="T5">При найденных и включенных соотвественно отображают время.</text:span></text:p>
      <text:p text:style-name="P7"><text:span text:style-name="T5">- обновление часов теперь происходит не по тайм ауту, а по установке бита 4 регистра </text:span><text:span text:style-name="T3">C </text:span><text:span text:style-name="T5">самих </text:span><text:span text:style-name="T5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7"><text:span text:style-name="T5">- определение часов делается по ячейке 0 (секунды). Ячейка </text:span><text:span text:style-name="T3">#11 </text:span><text:span text:style-name="T5">принимающее значение </text:span><text:span text:style-name="T3">#AA (</text:span><text:span text:style-name="T5">часы включены)</text:span><text:span text:style-name="T3"> </text:span><text:span text:style-name="T5">или </text:span><text:span text:style-name="T3">#55 </text:span><text:span text:style-name="T5">(часы выключены) не используется для определения наличия часов.</text:span></text:p>
      <text:p text:style-name="P5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7"><text:span text:style-name="T5">- устранен глюк связанный с надписью </text:span><text:span text:style-name="T3">«I KNOW NOW». </text:span><text:span text:style-name="T5">При выбранном диске «</text:span><text:span text:style-name="T3">D</text:span><text:span text:style-name="T5">» и при отсутствии на диске Бейсик файлов (при выборе «</text:span><text:span text:style-name="T3">GLUK BOOT</text:span><text:span text:style-name="T5">» выводится </text:span><text:span text:style-name="T3">«NO PROGS») </text:span><text:span text:style-name="T5">при повторном нажатии </text:span><text:span text:style-name="T3">«Enter» выводилась</text:span><text:span text:style-name="T5"> окошко с текстом </text:span><text:span text:style-name="T3">«I KNOW NOW» </text:span><text:span text:style-name="T5">и все вешалось с </text:span><text:span text:style-name="T5">перерисовкой экрана без главного меню и выбранном диске </text:span><text:span text:style-name="T3">«A».</text:span></text:p>
      <text:p text:style-name="P6"><text:span text:style-name="T3">- </text:span><text:span text:style-name="T4">из-за использования части старого кода и неизменном (пока) главном цикле опроса управления не устранен глюк с блокировкой клавиатуры. При наведении курсора мыши на буковки выбора дисководов </text:span><text:span text:style-name="T4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6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7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6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6"><text:soft-page-break/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09-17T23:20:29.23</dc:date>
    <meta:editing-duration>PT28H18M09S</meta:editing-duration>
    <meta:editing-cycles>37</meta:editing-cycles>
    <meta:generator>OpenOffice.org/3.2$Win32 OpenOffice.org_project/320m18$Build-9502</meta:generator>
    <meta:document-statistic meta:table-count="0" meta:image-count="0" meta:object-count="0" meta:page-count="3" meta:paragraph-count="62" meta:word-count="1030" meta:character-count="6958"/>
  </office:meta>
</office:document-meta>
</file>